
<file path=META-INF/manifest.xml><?xml version="1.0" encoding="utf-8"?>
<manifest:manifest xmlns:manifest="urn:oasis:names:tc:opendocument:xmlns:manifes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svg="urn:oasis:names:tc:opendocument:xmlns:svg-compatible:1.0" office:version="1.3">
  <office:automatic-styles>
</office:automatic-styles>
  <office:body>
    <office:text>
      <text:p>Paragraph number 1 with some filler text to make it non-trivial.</text:p>
      <text:p>Paragraph number 2 with some filler text to make it non-trivial.</text:p>
      <text:p>Paragraph number 3 with some filler text to make it non-trivial.</text:p>
      <text:p>Paragraph number 4 with some filler text to make it non-trivial.</text:p>
      <text:p>Paragraph number 5 with some filler text to make it non-trivial.</text:p>
      <text:p>Paragraph number 6 with some filler text to make it non-trivial.</text:p>
      <text:p>Paragraph number 7 with some filler text to make it non-trivial.</text:p>
      <text:p>Paragraph number 8 with some filler text to make it non-trivial.</text:p>
      <text:p>Paragraph number 9 with some filler text to make it non-trivial.</text:p>
      <text:p>Paragraph number 10 with some filler text to make it non-trivial.</text:p>
      <text:p>Paragraph number 11 with some filler text to make it non-trivial.</text:p>
      <text:p>Paragraph number 12 with some filler text to make it non-trivial.</text:p>
      <text:p>Paragraph number 13 with some filler text to make it non-trivial.</text:p>
      <text:p>Paragraph number 14 with some filler text to make it non-trivial.</text:p>
      <text:p>Paragraph number 15 with some filler text to make it non-trivial.</text:p>
      <text:p>Paragraph number 16 with some filler text to make it non-trivial.</text:p>
      <text:p>Paragraph number 17 with some filler text to make it non-trivial.</text:p>
      <text:p>Paragraph number 18 with some filler text to make it non-trivial.</text:p>
      <text:p>Paragraph number 19 with some filler text to make it non-trivial.</text:p>
      <text:p>Paragraph number 20 with some filler text to make it non-trivial.</text:p>
      <text:p>Paragraph number 21 with some filler text to make it non-trivial.</text:p>
      <text:p>Paragraph number 22 with some filler text to make it non-trivial.</text:p>
      <text:p>Paragraph number 23 with some filler text to make it non-trivial.</text:p>
      <text:p>Paragraph number 24 with some filler text to make it non-trivial.</text:p>
      <text:p>Paragraph number 25 with some filler text to make it non-trivial.</text:p>
      <text:p>Paragraph number 26 with some filler text to make it non-trivial.</text:p>
      <text:p>Paragraph number 27 with some filler text to make it non-trivial.</text:p>
      <text:p>Paragraph number 28 with some filler text to make it non-trivial.</text:p>
      <text:p>Paragraph number 29 with some filler text to make it non-trivial.</text:p>
      <text:p>Paragraph number 30 with some filler text to make it non-trivial.</text:p>
      <text:p>Paragraph number 31 with some filler text to make it non-trivial.</text:p>
      <text:p>Paragraph number 32 with some filler text to make it non-trivial.</text:p>
      <text:p>Paragraph number 33 with some filler text to make it non-trivial.</text:p>
      <text:p>Paragraph number 34 with some filler text to make it non-trivial.</text:p>
      <text:p>Paragraph number 35 with some filler text to make it non-trivial.</text:p>
      <text:p>Paragraph number 36 with some filler text to make it non-trivial.</text:p>
      <text:p>Paragraph number 37 with some filler text to make it non-trivial.</text:p>
      <text:p>Paragraph number 38 with some filler text to make it non-trivial.</text:p>
      <text:p>Paragraph number 39 with some filler text to make it non-trivial.</text:p>
      <text:p>Paragraph number 40 with some filler text to make it non-trivial.</text:p>
      <text:p>Paragraph number 41 with some filler text to make it non-trivial.</text:p>
      <text:p>Paragraph number 42 with some filler text to make it non-trivial.</text:p>
      <text:p>Paragraph number 43 with some filler text to make it non-trivial.</text:p>
      <text:p>Paragraph number 44 with some filler text to make it non-trivial.</text:p>
      <text:p>Paragraph number 45 with some filler text to make it non-trivial.</text:p>
      <text:p>Paragraph number 46 with some filler text to make it non-trivial.</text:p>
      <text:p>Paragraph number 47 with some filler text to make it non-trivial.</text:p>
      <text:p>Paragraph number 48 with some filler text to make it non-trivial.</text:p>
      <text:p>Paragraph number 49 with some filler text to make it non-trivial.</text:p>
      <text:p>Paragraph number 50 with some filler text to make it non-trivial.</text:p>
      <text:p>Paragraph number 51 with some filler text to make it non-trivial.</text:p>
      <text:p>Paragraph number 52 with some filler text to make it non-trivial.</text:p>
      <text:p>Paragraph number 53 with some filler text to make it non-trivial.</text:p>
      <text:p>Paragraph number 54 with some filler text to make it non-trivial.</text:p>
      <text:p>Paragraph number 55 with some filler text to make it non-trivial.</text:p>
      <text:p>Paragraph number 56 with some filler text to make it non-trivial.</text:p>
      <text:p>Paragraph number 57 with some filler text to make it non-trivial.</text:p>
      <text:p>Paragraph number 58 with some filler text to make it non-trivial.</text:p>
      <text:p>Paragraph number 59 with some filler text to make it non-trivial.</text:p>
      <text:p>Paragraph number 60 with some filler text to make it non-trivial.</text:p>
      <text:p>Paragraph number 61 with some filler text to make it non-trivial.</text:p>
      <text:p>Paragraph number 62 with some filler text to make it non-trivial.</text:p>
      <text:p>Paragraph number 63 with some filler text to make it non-trivial.</text:p>
      <text:p>Paragraph number 64 with some filler text to make it non-trivial.</text:p>
      <text:p>Paragraph number 65 with some filler text to make it non-trivial.</text:p>
      <text:p>Paragraph number 66 with some filler text to make it non-trivial.</text:p>
      <text:p>Paragraph number 67 with some filler text to make it non-trivial.</text:p>
      <text:p>Paragraph number 68 with some filler text to make it non-trivial.</text:p>
      <text:p>Paragraph number 69 with some filler text to make it non-trivial.</text:p>
      <text:p>Paragraph number 70 with some filler text to make it non-trivial.</text:p>
      <text:p>Paragraph number 71 with some filler text to make it non-trivial.</text:p>
      <text:p>Paragraph number 72 with some filler text to make it non-trivial.</text:p>
      <text:p>Paragraph number 73 with some filler text to make it non-trivial.</text:p>
      <text:p>Paragraph number 74 with some filler text to make it non-trivial.</text:p>
      <text:p>Paragraph number 75 with some filler text to make it non-trivial.</text:p>
      <text:p>Paragraph number 76 with some filler text to make it non-trivial.</text:p>
      <text:p>Paragraph number 77 with some filler text to make it non-trivial.</text:p>
      <text:p>Paragraph number 78 with some filler text to make it non-trivial.</text:p>
      <text:p>Paragraph number 79 with some filler text to make it non-trivial.</text:p>
      <text:p>Paragraph number 80 with some filler text to make it non-trivial.</text:p>
      <text:p>Paragraph number 81 with some filler text to make it non-trivial.</text:p>
      <text:p>Paragraph number 82 with some filler text to make it non-trivial.</text:p>
      <text:p>Paragraph number 83 with some filler text to make it non-trivial.</text:p>
      <text:p>Paragraph number 84 with some filler text to make it non-trivial.</text:p>
      <text:p>Paragraph number 85 with some filler text to make it non-trivial.</text:p>
      <text:p>Paragraph number 86 with some filler text to make it non-trivial.</text:p>
      <text:p>Paragraph number 87 with some filler text to make it non-trivial.</text:p>
      <text:p>Paragraph number 88 with some filler text to make it non-trivial.</text:p>
      <text:p>Paragraph number 89 with some filler text to make it non-trivial.</text:p>
      <text:p>Paragraph number 90 with some filler text to make it non-trivial.</text:p>
      <text:p>Paragraph number 91 with some filler text to make it non-trivial.</text:p>
      <text:p>Paragraph number 92 with some filler text to make it non-trivial.</text:p>
      <text:p>Paragraph number 93 with some filler text to make it non-trivial.</text:p>
      <text:p>Paragraph number 94 with some filler text to make it non-trivial.</text:p>
      <text:p>Paragraph number 95 with some filler text to make it non-trivial.</text:p>
      <text:p>Paragraph number 96 with some filler text to make it non-trivial.</text:p>
      <text:p>Paragraph number 97 with some filler text to make it non-trivial.</text:p>
      <text:p>Paragraph number 98 with some filler text to make it non-trivial.</text:p>
      <text:p>Paragraph number 99 with some filler text to make it non-trivial.</text:p>
      <text:p>Paragraph number 100 with some filler text to make it non-trivial.</text:p>
      <text:p>Paragraph number 101 with some filler text to make it non-trivial.</text:p>
      <text:p>Paragraph number 102 with some filler text to make it non-trivial.</text:p>
      <text:p>Paragraph number 103 with some filler text to make it non-trivial.</text:p>
      <text:p>Paragraph number 104 with some filler text to make it non-trivial.</text:p>
      <text:p>Paragraph number 105 with some filler text to make it non-trivial.</text:p>
      <text:p>Paragraph number 106 with some filler text to make it non-trivial.</text:p>
      <text:p>Paragraph number 107 with some filler text to make it non-trivial.</text:p>
      <text:p>Paragraph number 108 with some filler text to make it non-trivial.</text:p>
      <text:p>Paragraph number 109 with some filler text to make it non-trivial.</text:p>
      <text:p>Paragraph number 110 with some filler text to make it non-trivial.</text:p>
      <text:p>Paragraph number 111 with some filler text to make it non-trivial.</text:p>
      <text:p>Paragraph number 112 with some filler text to make it non-trivial.</text:p>
      <text:p>Paragraph number 113 with some filler text to make it non-trivial.</text:p>
      <text:p>Paragraph number 114 with some filler text to make it non-trivial.</text:p>
      <text:p>Paragraph number 115 with some filler text to make it non-trivial.</text:p>
      <text:p>Paragraph number 116 with some filler text to make it non-trivial.</text:p>
      <text:p>Paragraph number 117 with some filler text to make it non-trivial.</text:p>
      <text:p>Paragraph number 118 with some filler text to make it non-trivial.</text:p>
      <text:p>Paragraph number 119 with some filler text to make it non-trivial.</text:p>
      <text:p>Paragraph number 120 with some filler text to make it non-trivial.</text:p>
      <text:p>Paragraph number 121 with some filler text to make it non-trivial.</text:p>
      <text:p>Paragraph number 122 with some filler text to make it non-trivial.</text:p>
      <text:p>Paragraph number 123 with some filler text to make it non-trivial.</text:p>
      <text:p>Paragraph number 124 with some filler text to make it non-trivial.</text:p>
      <text:p>Paragraph number 125 with some filler text to make it non-trivial.</text:p>
      <text:p>Paragraph number 126 with some filler text to make it non-trivial.</text:p>
      <text:p>Paragraph number 127 with some filler text to make it non-trivial.</text:p>
      <text:p>Paragraph number 128 with some filler text to make it non-trivial.</text:p>
      <text:p>Paragraph number 129 with some filler text to make it non-trivial.</text:p>
      <text:p>Paragraph number 130 with some filler text to make it non-trivial.</text:p>
      <text:p>Paragraph number 131 with some filler text to make it non-trivial.</text:p>
      <text:p>Paragraph number 132 with some filler text to make it non-trivial.</text:p>
      <text:p>Paragraph number 133 with some filler text to make it non-trivial.</text:p>
      <text:p>Paragraph number 134 with some filler text to make it non-trivial.</text:p>
      <text:p>Paragraph number 135 with some filler text to make it non-trivial.</text:p>
      <text:p>Paragraph number 136 with some filler text to make it non-trivial.</text:p>
      <text:p>Paragraph number 137 with some filler text to make it non-trivial.</text:p>
      <text:p>Paragraph number 138 with some filler text to make it non-trivial.</text:p>
      <text:p>Paragraph number 139 with some filler text to make it non-trivial.</text:p>
      <text:p>Paragraph number 140 with some filler text to make it non-trivial.</text:p>
      <text:p>Paragraph number 141 with some filler text to make it non-trivial.</text:p>
      <text:p>Paragraph number 142 with some filler text to make it non-trivial.</text:p>
      <text:p>Paragraph number 143 with some filler text to make it non-trivial.</text:p>
      <text:p>Paragraph number 144 with some filler text to make it non-trivial.</text:p>
      <text:p>Paragraph number 145 with some filler text to make it non-trivial.</text:p>
      <text:p>Paragraph number 146 with some filler text to make it non-trivial.</text:p>
      <text:p>Paragraph number 147 with some filler text to make it non-trivial.</text:p>
      <text:p>Paragraph number 148 with some filler text to make it non-trivial.</text:p>
      <text:p>Paragraph number 149 with some filler text to make it non-trivial.</text:p>
      <text:p>Paragraph number 150 with some filler text to make it non-trivial.</text:p>
      <text:p>Paragraph number 151 with some filler text to make it non-trivial.</text:p>
      <text:p>Paragraph number 152 with some filler text to make it non-trivial.</text:p>
      <text:p>Paragraph number 153 with some filler text to make it non-trivial.</text:p>
      <text:p>Paragraph number 154 with some filler text to make it non-trivial.</text:p>
      <text:p>Paragraph number 155 with some filler text to make it non-trivial.</text:p>
      <text:p>Paragraph number 156 with some filler text to make it non-trivial.</text:p>
      <text:p>Paragraph number 157 with some filler text to make it non-trivial.</text:p>
      <text:p>Paragraph number 158 with some filler text to make it non-trivial.</text:p>
      <text:p>Paragraph number 159 with some filler text to make it non-trivial.</text:p>
      <text:p>Paragraph number 160 with some filler text to make it non-trivial.</text:p>
      <text:p>Paragraph number 161 with some filler text to make it non-trivial.</text:p>
      <text:p>Paragraph number 162 with some filler text to make it non-trivial.</text:p>
      <text:p>Paragraph number 163 with some filler text to make it non-trivial.</text:p>
      <text:p>Paragraph number 164 with some filler text to make it non-trivial.</text:p>
      <text:p>Paragraph number 165 with some filler text to make it non-trivial.</text:p>
      <text:p>Paragraph number 166 with some filler text to make it non-trivial.</text:p>
      <text:p>Paragraph number 167 with some filler text to make it non-trivial.</text:p>
      <text:p>Paragraph number 168 with some filler text to make it non-trivial.</text:p>
      <text:p>Paragraph number 169 with some filler text to make it non-trivial.</text:p>
      <text:p>Paragraph number 170 with some filler text to make it non-trivial.</text:p>
      <text:p>Paragraph number 171 with some filler text to make it non-trivial.</text:p>
      <text:p>Paragraph number 172 with some filler text to make it non-trivial.</text:p>
      <text:p>Paragraph number 173 with some filler text to make it non-trivial.</text:p>
      <text:p>Paragraph number 174 with some filler text to make it non-trivial.</text:p>
      <text:p>Paragraph number 175 with some filler text to make it non-trivial.</text:p>
      <text:p>Paragraph number 176 with some filler text to make it non-trivial.</text:p>
      <text:p>Paragraph number 177 with some filler text to make it non-trivial.</text:p>
      <text:p>Paragraph number 178 with some filler text to make it non-trivial.</text:p>
      <text:p>Paragraph number 179 with some filler text to make it non-trivial.</text:p>
      <text:p>Paragraph number 180 with some filler text to make it non-trivial.</text:p>
      <text:p>Paragraph number 181 with some filler text to make it non-trivial.</text:p>
      <text:p>Paragraph number 182 with some filler text to make it non-trivial.</text:p>
      <text:p>Paragraph number 183 with some filler text to make it non-trivial.</text:p>
      <text:p>Paragraph number 184 with some filler text to make it non-trivial.</text:p>
      <text:p>Paragraph number 185 with some filler text to make it non-trivial.</text:p>
      <text:p>Paragraph number 186 with some filler text to make it non-trivial.</text:p>
      <text:p>Paragraph number 187 with some filler text to make it non-trivial.</text:p>
      <text:p>Paragraph number 188 with some filler text to make it non-trivial.</text:p>
      <text:p>Paragraph number 189 with some filler text to make it non-trivial.</text:p>
      <text:p>Paragraph number 190 with some filler text to make it non-trivial.</text:p>
      <text:p>Paragraph number 191 with some filler text to make it non-trivial.</text:p>
      <text:p>Paragraph number 192 with some filler text to make it non-trivial.</text:p>
      <text:p>Paragraph number 193 with some filler text to make it non-trivial.</text:p>
      <text:p>Paragraph number 194 with some filler text to make it non-trivial.</text:p>
      <text:p>Paragraph number 195 with some filler text to make it non-trivial.</text:p>
      <text:p>Paragraph number 196 with some filler text to make it non-trivial.</text:p>
      <text:p>Paragraph number 197 with some filler text to make it non-trivial.</text:p>
      <text:p>Paragraph number 198 with some filler text to make it non-trivial.</text:p>
      <text:p>Paragraph number 199 with some filler text to make it non-trivial.</text:p>
      <text:p>Paragraph number 200 with some filler text to make it non-trivial.</text:p>
      <text:p>Paragraph number 201 with some filler text to make it non-trivial.</text:p>
      <text:p>Paragraph number 202 with some filler text to make it non-trivial.</text:p>
      <text:p>Paragraph number 203 with some filler text to make it non-trivial.</text:p>
      <text:p>Paragraph number 204 with some filler text to make it non-trivial.</text:p>
      <text:p>Paragraph number 205 with some filler text to make it non-trivial.</text:p>
      <text:p>Paragraph number 206 with some filler text to make it non-trivial.</text:p>
      <text:p>Paragraph number 207 with some filler text to make it non-trivial.</text:p>
      <text:p>Paragraph number 208 with some filler text to make it non-trivial.</text:p>
      <text:p>Paragraph number 209 with some filler text to make it non-trivial.</text:p>
      <text:p>Paragraph number 210 with some filler text to make it non-trivial.</text:p>
      <text:p>Paragraph number 211 with some filler text to make it non-trivial.</text:p>
      <text:p>Paragraph number 212 with some filler text to make it non-trivial.</text:p>
      <text:p>Paragraph number 213 with some filler text to make it non-trivial.</text:p>
      <text:p>Paragraph number 214 with some filler text to make it non-trivial.</text:p>
      <text:p>Paragraph number 215 with some filler text to make it non-trivial.</text:p>
      <text:p>Paragraph number 216 with some filler text to make it non-trivial.</text:p>
      <text:p>Paragraph number 217 with some filler text to make it non-trivial.</text:p>
      <text:p>Paragraph number 218 with some filler text to make it non-trivial.</text:p>
      <text:p>Paragraph number 219 with some filler text to make it non-trivial.</text:p>
      <text:p>Paragraph number 220 with some filler text to make it non-trivial.</text:p>
      <text:p>Paragraph number 221 with some filler text to make it non-trivial.</text:p>
      <text:p>Paragraph number 222 with some filler text to make it non-trivial.</text:p>
      <text:p>Paragraph number 223 with some filler text to make it non-trivial.</text:p>
      <text:p>Paragraph number 224 with some filler text to make it non-trivial.</text:p>
      <text:p>Paragraph number 225 with some filler text to make it non-trivial.</text:p>
      <text:p>Paragraph number 226 with some filler text to make it non-trivial.</text:p>
      <text:p>Paragraph number 227 with some filler text to make it non-trivial.</text:p>
      <text:p>Paragraph number 228 with some filler text to make it non-trivial.</text:p>
      <text:p>Paragraph number 229 with some filler text to make it non-trivial.</text:p>
      <text:p>Paragraph number 230 with some filler text to make it non-trivial.</text:p>
      <text:p>Paragraph number 231 with some filler text to make it non-trivial.</text:p>
      <text:p>Paragraph number 232 with some filler text to make it non-trivial.</text:p>
      <text:p>Paragraph number 233 with some filler text to make it non-trivial.</text:p>
      <text:p>Paragraph number 234 with some filler text to make it non-trivial.</text:p>
      <text:p>Paragraph number 235 with some filler text to make it non-trivial.</text:p>
      <text:p>Paragraph number 236 with some filler text to make it non-trivial.</text:p>
      <text:p>Paragraph number 237 with some filler text to make it non-trivial.</text:p>
      <text:p>Paragraph number 238 with some filler text to make it non-trivial.</text:p>
      <text:p>Paragraph number 239 with some filler text to make it non-trivial.</text:p>
      <text:p>Paragraph number 240 with some filler text to make it non-trivial.</text:p>
      <text:p>Paragraph number 241 with some filler text to make it non-trivial.</text:p>
      <text:p>Paragraph number 242 with some filler text to make it non-trivial.</text:p>
      <text:p>Paragraph number 243 with some filler text to make it non-trivial.</text:p>
      <text:p>Paragraph number 244 with some filler text to make it non-trivial.</text:p>
      <text:p>Paragraph number 245 with some filler text to make it non-trivial.</text:p>
      <text:p>Paragraph number 246 with some filler text to make it non-trivial.</text:p>
      <text:p>Paragraph number 247 with some filler text to make it non-trivial.</text:p>
      <text:p>Paragraph number 248 with some filler text to make it non-trivial.</text:p>
      <text:p>Paragraph number 249 with some filler text to make it non-trivial.</text:p>
      <text:p>Paragraph number 250 with some filler text to make it non-trivial.</text:p>
      <text:p>Paragraph number 251 with some filler text to make it non-trivial.</text:p>
      <text:p>Paragraph number 252 with some filler text to make it non-trivial.</text:p>
      <text:p>Paragraph number 253 with some filler text to make it non-trivial.</text:p>
      <text:p>Paragraph number 254 with some filler text to make it non-trivial.</text:p>
      <text:p>Paragraph number 255 with some filler text to make it non-trivial.</text:p>
      <text:p>Paragraph number 256 with some filler text to make it non-trivial.</text:p>
      <text:p>Paragraph number 257 with some filler text to make it non-trivial.</text:p>
      <text:p>Paragraph number 258 with some filler text to make it non-trivial.</text:p>
      <text:p>Paragraph number 259 with some filler text to make it non-trivial.</text:p>
      <text:p>Paragraph number 260 with some filler text to make it non-trivial.</text:p>
      <text:p>Paragraph number 261 with some filler text to make it non-trivial.</text:p>
      <text:p>Paragraph number 262 with some filler text to make it non-trivial.</text:p>
      <text:p>Paragraph number 263 with some filler text to make it non-trivial.</text:p>
      <text:p>Paragraph number 264 with some filler text to make it non-trivial.</text:p>
      <text:p>Paragraph number 265 with some filler text to make it non-trivial.</text:p>
      <text:p>Paragraph number 266 with some filler text to make it non-trivial.</text:p>
      <text:p>Paragraph number 267 with some filler text to make it non-trivial.</text:p>
      <text:p>Paragraph number 268 with some filler text to make it non-trivial.</text:p>
      <text:p>Paragraph number 269 with some filler text to make it non-trivial.</text:p>
      <text:p>Paragraph number 270 with some filler text to make it non-trivial.</text:p>
      <text:p>Paragraph number 271 with some filler text to make it non-trivial.</text:p>
      <text:p>Paragraph number 272 with some filler text to make it non-trivial.</text:p>
      <text:p>Paragraph number 273 with some filler text to make it non-trivial.</text:p>
      <text:p>Paragraph number 274 with some filler text to make it non-trivial.</text:p>
      <text:p>Paragraph number 275 with some filler text to make it non-trivial.</text:p>
      <text:p>Paragraph number 276 with some filler text to make it non-trivial.</text:p>
      <text:p>Paragraph number 277 with some filler text to make it non-trivial.</text:p>
      <text:p>Paragraph number 278 with some filler text to make it non-trivial.</text:p>
      <text:p>Paragraph number 279 with some filler text to make it non-trivial.</text:p>
      <text:p>Paragraph number 280 with some filler text to make it non-trivial.</text:p>
      <text:p>Paragraph number 281 with some filler text to make it non-trivial.</text:p>
      <text:p>Paragraph number 282 with some filler text to make it non-trivial.</text:p>
      <text:p>Paragraph number 283 with some filler text to make it non-trivial.</text:p>
      <text:p>Paragraph number 284 with some filler text to make it non-trivial.</text:p>
      <text:p>Paragraph number 285 with some filler text to make it non-trivial.</text:p>
      <text:p>Paragraph number 286 with some filler text to make it non-trivial.</text:p>
      <text:p>Paragraph number 287 with some filler text to make it non-trivial.</text:p>
      <text:p>Paragraph number 288 with some filler text to make it non-trivial.</text:p>
      <text:p>Paragraph number 289 with some filler text to make it non-trivial.</text:p>
      <text:p>Paragraph number 290 with some filler text to make it non-trivial.</text:p>
      <text:p>Paragraph number 291 with some filler text to make it non-trivial.</text:p>
      <text:p>Paragraph number 292 with some filler text to make it non-trivial.</text:p>
      <text:p>Paragraph number 293 with some filler text to make it non-trivial.</text:p>
      <text:p>Paragraph number 294 with some filler text to make it non-trivial.</text:p>
      <text:p>Paragraph number 295 with some filler text to make it non-trivial.</text:p>
      <text:p>Paragraph number 296 with some filler text to make it non-trivial.</text:p>
      <text:p>Paragraph number 297 with some filler text to make it non-trivial.</text:p>
      <text:p>Paragraph number 298 with some filler text to make it non-trivial.</text:p>
      <text:p>Paragraph number 299 with some filler text to make it non-trivial.</text:p>
      <text:p>Paragraph number 300 with some filler text to make it non-trivial.</text:p>
      <text:p>Paragraph number 301 with some filler text to make it non-trivial.</text:p>
      <text:p>Paragraph number 302 with some filler text to make it non-trivial.</text:p>
      <text:p>Paragraph number 303 with some filler text to make it non-trivial.</text:p>
      <text:p>Paragraph number 304 with some filler text to make it non-trivial.</text:p>
      <text:p>Paragraph number 305 with some filler text to make it non-trivial.</text:p>
      <text:p>Paragraph number 306 with some filler text to make it non-trivial.</text:p>
      <text:p>Paragraph number 307 with some filler text to make it non-trivial.</text:p>
      <text:p>Paragraph number 308 with some filler text to make it non-trivial.</text:p>
      <text:p>Paragraph number 309 with some filler text to make it non-trivial.</text:p>
      <text:p>Paragraph number 310 with some filler text to make it non-trivial.</text:p>
      <text:p>Paragraph number 311 with some filler text to make it non-trivial.</text:p>
      <text:p>Paragraph number 312 with some filler text to make it non-trivial.</text:p>
      <text:p>Paragraph number 313 with some filler text to make it non-trivial.</text:p>
      <text:p>Paragraph number 314 with some filler text to make it non-trivial.</text:p>
      <text:p>Paragraph number 315 with some filler text to make it non-trivial.</text:p>
      <text:p>Paragraph number 316 with some filler text to make it non-trivial.</text:p>
      <text:p>Paragraph number 317 with some filler text to make it non-trivial.</text:p>
      <text:p>Paragraph number 318 with some filler text to make it non-trivial.</text:p>
      <text:p>Paragraph number 319 with some filler text to make it non-trivial.</text:p>
      <text:p>Paragraph number 320 with some filler text to make it non-trivial.</text:p>
      <text:p>Paragraph number 321 with some filler text to make it non-trivial.</text:p>
      <text:p>Paragraph number 322 with some filler text to make it non-trivial.</text:p>
      <text:p>Paragraph number 323 with some filler text to make it non-trivial.</text:p>
      <text:p>Paragraph number 324 with some filler text to make it non-trivial.</text:p>
      <text:p>Paragraph number 325 with some filler text to make it non-trivial.</text:p>
      <text:p>Paragraph number 326 with some filler text to make it non-trivial.</text:p>
      <text:p>Paragraph number 327 with some filler text to make it non-trivial.</text:p>
      <text:p>Paragraph number 328 with some filler text to make it non-trivial.</text:p>
      <text:p>Paragraph number 329 with some filler text to make it non-trivial.</text:p>
      <text:p>Paragraph number 330 with some filler text to make it non-trivial.</text:p>
      <text:p>Paragraph number 331 with some filler text to make it non-trivial.</text:p>
      <text:p>Paragraph number 332 with some filler text to make it non-trivial.</text:p>
      <text:p>Paragraph number 333 with some filler text to make it non-trivial.</text:p>
      <text:p>Paragraph number 334 with some filler text to make it non-trivial.</text:p>
      <text:p>Paragraph number 335 with some filler text to make it non-trivial.</text:p>
      <text:p>Paragraph number 336 with some filler text to make it non-trivial.</text:p>
      <text:p>Paragraph number 337 with some filler text to make it non-trivial.</text:p>
      <text:p>Paragraph number 338 with some filler text to make it non-trivial.</text:p>
      <text:p>Paragraph number 339 with some filler text to make it non-trivial.</text:p>
      <text:p>Paragraph number 340 with some filler text to make it non-trivial.</text:p>
      <text:p>Paragraph number 341 with some filler text to make it non-trivial.</text:p>
      <text:p>Paragraph number 342 with some filler text to make it non-trivial.</text:p>
      <text:p>Paragraph number 343 with some filler text to make it non-trivial.</text:p>
      <text:p>Paragraph number 344 with some filler text to make it non-trivial.</text:p>
      <text:p>Paragraph number 345 with some filler text to make it non-trivial.</text:p>
      <text:p>Paragraph number 346 with some filler text to make it non-trivial.</text:p>
      <text:p>Paragraph number 347 with some filler text to make it non-trivial.</text:p>
      <text:p>Paragraph number 348 with some filler text to make it non-trivial.</text:p>
      <text:p>Paragraph number 349 with some filler text to make it non-trivial.</text:p>
      <text:p>Paragraph number 350 with some filler text to make it non-trivial.</text:p>
      <text:p>Paragraph number 351 with some filler text to make it non-trivial.</text:p>
      <text:p>Paragraph number 352 with some filler text to make it non-trivial.</text:p>
      <text:p>Paragraph number 353 with some filler text to make it non-trivial.</text:p>
      <text:p>Paragraph number 354 with some filler text to make it non-trivial.</text:p>
      <text:p>Paragraph number 355 with some filler text to make it non-trivial.</text:p>
      <text:p>Paragraph number 356 with some filler text to make it non-trivial.</text:p>
      <text:p>Paragraph number 357 with some filler text to make it non-trivial.</text:p>
      <text:p>Paragraph number 358 with some filler text to make it non-trivial.</text:p>
      <text:p>Paragraph number 359 with some filler text to make it non-trivial.</text:p>
      <text:p>Paragraph number 360 with some filler text to make it non-trivial.</text:p>
      <text:p>Paragraph number 361 with some filler text to make it non-trivial.</text:p>
      <text:p>Paragraph number 362 with some filler text to make it non-trivial.</text:p>
      <text:p>Paragraph number 363 with some filler text to make it non-trivial.</text:p>
      <text:p>Paragraph number 364 with some filler text to make it non-trivial.</text:p>
      <text:p>Paragraph number 365 with some filler text to make it non-trivial.</text:p>
      <text:p>Paragraph number 366 with some filler text to make it non-trivial.</text:p>
      <text:p>Paragraph number 367 with some filler text to make it non-trivial.</text:p>
      <text:p>Paragraph number 368 with some filler text to make it non-trivial.</text:p>
      <text:p>Paragraph number 369 with some filler text to make it non-trivial.</text:p>
      <text:p>Paragraph number 370 with some filler text to make it non-trivial.</text:p>
      <text:p>Paragraph number 371 with some filler text to make it non-trivial.</text:p>
      <text:p>Paragraph number 372 with some filler text to make it non-trivial.</text:p>
      <text:p>Paragraph number 373 with some filler text to make it non-trivial.</text:p>
      <text:p>Paragraph number 374 with some filler text to make it non-trivial.</text:p>
      <text:p>Paragraph number 375 with some filler text to make it non-trivial.</text:p>
      <text:p>Paragraph number 376 with some filler text to make it non-trivial.</text:p>
      <text:p>Paragraph number 377 with some filler text to make it non-trivial.</text:p>
      <text:p>Paragraph number 378 with some filler text to make it non-trivial.</text:p>
      <text:p>Paragraph number 379 with some filler text to make it non-trivial.</text:p>
      <text:p>Paragraph number 380 with some filler text to make it non-trivial.</text:p>
      <text:p>Paragraph number 381 with some filler text to make it non-trivial.</text:p>
      <text:p>Paragraph number 382 with some filler text to make it non-trivial.</text:p>
      <text:p>Paragraph number 383 with some filler text to make it non-trivial.</text:p>
      <text:p>Paragraph number 384 with some filler text to make it non-trivial.</text:p>
      <text:p>Paragraph number 385 with some filler text to make it non-trivial.</text:p>
      <text:p>Paragraph number 386 with some filler text to make it non-trivial.</text:p>
      <text:p>Paragraph number 387 with some filler text to make it non-trivial.</text:p>
      <text:p>Paragraph number 388 with some filler text to make it non-trivial.</text:p>
      <text:p>Paragraph number 389 with some filler text to make it non-trivial.</text:p>
      <text:p>Paragraph number 390 with some filler text to make it non-trivial.</text:p>
      <text:p>Paragraph number 391 with some filler text to make it non-trivial.</text:p>
      <text:p>Paragraph number 392 with some filler text to make it non-trivial.</text:p>
      <text:p>Paragraph number 393 with some filler text to make it non-trivial.</text:p>
      <text:p>Paragraph number 394 with some filler text to make it non-trivial.</text:p>
      <text:p>Paragraph number 395 with some filler text to make it non-trivial.</text:p>
      <text:p>Paragraph number 396 with some filler text to make it non-trivial.</text:p>
      <text:p>Paragraph number 397 with some filler text to make it non-trivial.</text:p>
      <text:p>Paragraph number 398 with some filler text to make it non-trivial.</text:p>
      <text:p>Paragraph number 399 with some filler text to make it non-trivial.</text:p>
      <text:p>Paragraph number 400 with some filler text to make it non-trivial.</text:p>
      <text:p>Paragraph number 401 with some filler text to make it non-trivial.</text:p>
      <text:p>Paragraph number 402 with some filler text to make it non-trivial.</text:p>
      <text:p>Paragraph number 403 with some filler text to make it non-trivial.</text:p>
      <text:p>Paragraph number 404 with some filler text to make it non-trivial.</text:p>
      <text:p>Paragraph number 405 with some filler text to make it non-trivial.</text:p>
      <text:p>Paragraph number 406 with some filler text to make it non-trivial.</text:p>
      <text:p>Paragraph number 407 with some filler text to make it non-trivial.</text:p>
      <text:p>Paragraph number 408 with some filler text to make it non-trivial.</text:p>
      <text:p>Paragraph number 409 with some filler text to make it non-trivial.</text:p>
      <text:p>Paragraph number 410 with some filler text to make it non-trivial.</text:p>
      <text:p>Paragraph number 411 with some filler text to make it non-trivial.</text:p>
      <text:p>Paragraph number 412 with some filler text to make it non-trivial.</text:p>
      <text:p>Paragraph number 413 with some filler text to make it non-trivial.</text:p>
      <text:p>Paragraph number 414 with some filler text to make it non-trivial.</text:p>
      <text:p>Paragraph number 415 with some filler text to make it non-trivial.</text:p>
      <text:p>Paragraph number 416 with some filler text to make it non-trivial.</text:p>
      <text:p>Paragraph number 417 with some filler text to make it non-trivial.</text:p>
      <text:p>Paragraph number 418 with some filler text to make it non-trivial.</text:p>
      <text:p>Paragraph number 419 with some filler text to make it non-trivial.</text:p>
      <text:p>Paragraph number 420 with some filler text to make it non-trivial.</text:p>
      <text:p>Paragraph number 421 with some filler text to make it non-trivial.</text:p>
      <text:p>Paragraph number 422 with some filler text to make it non-trivial.</text:p>
      <text:p>Paragraph number 423 with some filler text to make it non-trivial.</text:p>
      <text:p>Paragraph number 424 with some filler text to make it non-trivial.</text:p>
      <text:p>Paragraph number 425 with some filler text to make it non-trivial.</text:p>
      <text:p>Paragraph number 426 with some filler text to make it non-trivial.</text:p>
      <text:p>Paragraph number 427 with some filler text to make it non-trivial.</text:p>
      <text:p>Paragraph number 428 with some filler text to make it non-trivial.</text:p>
      <text:p>Paragraph number 429 with some filler text to make it non-trivial.</text:p>
      <text:p>Paragraph number 430 with some filler text to make it non-trivial.</text:p>
      <text:p>Paragraph number 431 with some filler text to make it non-trivial.</text:p>
      <text:p>Paragraph number 432 with some filler text to make it non-trivial.</text:p>
      <text:p>Paragraph number 433 with some filler text to make it non-trivial.</text:p>
      <text:p>Paragraph number 434 with some filler text to make it non-trivial.</text:p>
      <text:p>Paragraph number 435 with some filler text to make it non-trivial.</text:p>
      <text:p>Paragraph number 436 with some filler text to make it non-trivial.</text:p>
      <text:p>Paragraph number 437 with some filler text to make it non-trivial.</text:p>
      <text:p>Paragraph number 438 with some filler text to make it non-trivial.</text:p>
      <text:p>Paragraph number 439 with some filler text to make it non-trivial.</text:p>
      <text:p>Paragraph number 440 with some filler text to make it non-trivial.</text:p>
      <text:p>Paragraph number 441 with some filler text to make it non-trivial.</text:p>
      <text:p>Paragraph number 442 with some filler text to make it non-trivial.</text:p>
      <text:p>Paragraph number 443 with some filler text to make it non-trivial.</text:p>
      <text:p>Paragraph number 444 with some filler text to make it non-trivial.</text:p>
      <text:p>Paragraph number 445 with some filler text to make it non-trivial.</text:p>
      <text:p>Paragraph number 446 with some filler text to make it non-trivial.</text:p>
      <text:p>Paragraph number 447 with some filler text to make it non-trivial.</text:p>
      <text:p>Paragraph number 448 with some filler text to make it non-trivial.</text:p>
      <text:p>Paragraph number 449 with some filler text to make it non-trivial.</text:p>
      <text:p>Paragraph number 450 with some filler text to make it non-trivial.</text:p>
      <text:p>Paragraph number 451 with some filler text to make it non-trivial.</text:p>
      <text:p>Paragraph number 452 with some filler text to make it non-trivial.</text:p>
      <text:p>Paragraph number 453 with some filler text to make it non-trivial.</text:p>
      <text:p>Paragraph number 454 with some filler text to make it non-trivial.</text:p>
      <text:p>Paragraph number 455 with some filler text to make it non-trivial.</text:p>
      <text:p>Paragraph number 456 with some filler text to make it non-trivial.</text:p>
      <text:p>Paragraph number 457 with some filler text to make it non-trivial.</text:p>
      <text:p>Paragraph number 458 with some filler text to make it non-trivial.</text:p>
      <text:p>Paragraph number 459 with some filler text to make it non-trivial.</text:p>
      <text:p>Paragraph number 460 with some filler text to make it non-trivial.</text:p>
      <text:p>Paragraph number 461 with some filler text to make it non-trivial.</text:p>
      <text:p>Paragraph number 462 with some filler text to make it non-trivial.</text:p>
      <text:p>Paragraph number 463 with some filler text to make it non-trivial.</text:p>
      <text:p>Paragraph number 464 with some filler text to make it non-trivial.</text:p>
      <text:p>Paragraph number 465 with some filler text to make it non-trivial.</text:p>
      <text:p>Paragraph number 466 with some filler text to make it non-trivial.</text:p>
      <text:p>Paragraph number 467 with some filler text to make it non-trivial.</text:p>
      <text:p>Paragraph number 468 with some filler text to make it non-trivial.</text:p>
      <text:p>Paragraph number 469 with some filler text to make it non-trivial.</text:p>
      <text:p>Paragraph number 470 with some filler text to make it non-trivial.</text:p>
      <text:p>Paragraph number 471 with some filler text to make it non-trivial.</text:p>
      <text:p>Paragraph number 472 with some filler text to make it non-trivial.</text:p>
      <text:p>Paragraph number 473 with some filler text to make it non-trivial.</text:p>
      <text:p>Paragraph number 474 with some filler text to make it non-trivial.</text:p>
      <text:p>Paragraph number 475 with some filler text to make it non-trivial.</text:p>
      <text:p>Paragraph number 476 with some filler text to make it non-trivial.</text:p>
      <text:p>Paragraph number 477 with some filler text to make it non-trivial.</text:p>
      <text:p>Paragraph number 478 with some filler text to make it non-trivial.</text:p>
      <text:p>Paragraph number 479 with some filler text to make it non-trivial.</text:p>
      <text:p>Paragraph number 480 with some filler text to make it non-trivial.</text:p>
      <text:p>Paragraph number 481 with some filler text to make it non-trivial.</text:p>
      <text:p>Paragraph number 482 with some filler text to make it non-trivial.</text:p>
      <text:p>Paragraph number 483 with some filler text to make it non-trivial.</text:p>
      <text:p>Paragraph number 484 with some filler text to make it non-trivial.</text:p>
      <text:p>Paragraph number 485 with some filler text to make it non-trivial.</text:p>
      <text:p>Paragraph number 486 with some filler text to make it non-trivial.</text:p>
      <text:p>Paragraph number 487 with some filler text to make it non-trivial.</text:p>
      <text:p>Paragraph number 488 with some filler text to make it non-trivial.</text:p>
      <text:p>Paragraph number 489 with some filler text to make it non-trivial.</text:p>
      <text:p>Paragraph number 490 with some filler text to make it non-trivial.</text:p>
      <text:p>Paragraph number 491 with some filler text to make it non-trivial.</text:p>
      <text:p>Paragraph number 492 with some filler text to make it non-trivial.</text:p>
      <text:p>Paragraph number 493 with some filler text to make it non-trivial.</text:p>
      <text:p>Paragraph number 494 with some filler text to make it non-trivial.</text:p>
      <text:p>Paragraph number 495 with some filler text to make it non-trivial.</text:p>
      <text:p>Paragraph number 496 with some filler text to make it non-trivial.</text:p>
      <text:p>Paragraph number 497 with some filler text to make it non-trivial.</text:p>
      <text:p>Paragraph number 498 with some filler text to make it non-trivial.</text:p>
      <text:p>Paragraph number 499 with some filler text to make it non-trivial.</text:p>
      <text:p>Paragraph number 500 with some filler text to make it non-trivial.</text:p>
    </office:text>
  </office:body>
</office:document-content>
</file>

<file path=styles.xml><?xml version="1.0" encoding="UTF-8"?>
<office:document-stylesxmlns:office="urn:oasis:names:tc:opendocument:xmlns:office:1.0"xmlns:style="urn:oasis:names:tc:opendocument:xmlns:style:1.0"xmlns:text="urn:oasis:names:tc:opendocument:xmlns:text:1.0"xmlns:table="urn:oasis:names:tc:opendocument:xmlns:table:1.0"xmlns:draw="urn:oasis:names:tc:opendocument:xmlns:drawing:1.0"xmlns:fo="urn:oasis:names:tc:opendocument:xmlns:xsl-fo-compatible:1.0"xmlns:xlink="http://www.w3.org/1999/xlink"xmlns:meta="urn:oasis:names:tc:opendocument:xmlns:meta:1.0"xmlns:dc="http://purl.org/dc/elements/1.1/"xmlns:svg="urn:oasis:names:tc:opendocument:xmlns:svg-compatible:1.0" office:version="1.3">
<office:styles>
</office:styles>
</office:document-styles>

</file>

<file path=meta.xml><?xml version="1.0" encoding="utf-8"?>
<office:document-meta xmlns:office="urn:oasis:names:tc:opendocument:xmlns:office:1.0" xmlns:meta="urn:oasis:names:tc:opendocument:xmlns:meta:1.0" xmlns:dc="http://purl.org/dc/elements/1.1/" office:version="1.3">
  <office:meta>
</office:meta>
</office:document-meta>
</file>